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1" fo:font-size="14pt" style:font-size-asian="14pt" style:font-size-complex="14pt"/>
    </style:style>
    <style:style style:name="P2" style:family="paragraph" style:parent-style-name="Standard">
      <style:text-properties style:font-name="Arial1" fo:font-size="14pt" fo:font-style="italic" style:font-size-asian="14pt" style:font-style-asian="italic" style:font-size-complex="14pt" style:font-style-complex="italic"/>
    </style:style>
    <style:style style:name="P3" style:family="paragraph" style:parent-style-name="Standard">
      <style:text-properties style:font-name="Arial1" fo:font-size="14pt" fo:font-weight="bold" style:font-size-asian="14pt" style:font-weight-asian="bold" style:font-size-complex="14pt" style:font-weight-complex="bold"/>
    </style:style>
    <style:style style:name="P4" style:family="paragraph" style:parent-style-name="Standard">
      <style:text-properties style:font-name="Arial1"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text-properties officeooo:paragraph-rsid="000416ca"/>
    </style:style>
    <style:style style:name="P6" style:family="paragraph" style:parent-style-name="Standard" style:master-page-name="MP0">
      <style:paragraph-properties style:page-number="auto" fo:break-before="page"/>
    </style:style>
    <style:style style:name="P7" style:family="paragraph" style:parent-style-name="Text_20_body">
      <style:text-properties style:font-name="Arial1" fo:font-size="14pt" style:font-size-asian="14pt" style:font-size-complex="14pt"/>
    </style:style>
    <style:style style:name="P8" style:family="paragraph" style:parent-style-name="Text_20_body">
      <style:text-properties style:font-name="Arial1" fo:font-size="14pt" officeooo:rsid="000416ca" officeooo:paragraph-rsid="000416ca" style:font-size-asian="14pt" style:font-size-complex="14pt"/>
    </style:style>
    <style:style style:name="P9" style:family="paragraph" style:parent-style-name="Text_20_body">
      <style:text-properties style:font-name="Arial1" fo:font-size="14pt" officeooo:rsid="000416ca" officeooo:paragraph-rsid="000602f1" style:font-size-asian="14pt" style:font-size-complex="14pt"/>
    </style:style>
    <style:style style:name="P10" style:family="paragraph" style:parent-style-name="Text_20_body">
      <style:text-properties style:font-name="Arial1" fo:font-size="14pt" officeooo:rsid="000416ca" officeooo:paragraph-rsid="0006f901" style:font-size-asian="14pt" style:font-size-complex="14pt"/>
    </style:style>
    <style:style style:name="P11" style:family="paragraph" style:parent-style-name="Text_20_body">
      <style:text-properties style:font-name="Arial1" fo:font-size="14pt" officeooo:paragraph-rsid="000416ca" style:font-size-asian="14pt" style:font-size-complex="14pt"/>
    </style:style>
    <style:style style:name="P12" style:family="paragraph" style:parent-style-name="Text_20_body">
      <style:text-properties style:font-name="Arial1" fo:font-size="14pt" officeooo:paragraph-rsid="000602f1" style:font-size-asian="14pt" style:font-size-complex="14pt"/>
    </style:style>
    <style:style style:name="P13" style:family="paragraph" style:parent-style-name="Text_20_body">
      <style:paragraph-properties fo:margin-top="0cm" fo:margin-bottom="0cm" loext:contextual-spacing="false"/>
    </style:style>
    <style:style style:name="P14" style:family="paragraph" style:parent-style-name="Text_20_body">
      <style:paragraph-properties fo:margin-top="0cm" fo:margin-bottom="0cm" loext:contextual-spacing="false"/>
      <style:text-properties style:font-name="Arial1" fo:font-size="14pt" style:font-size-asian="14pt" style:font-size-complex="14pt"/>
    </style:style>
    <style:style style:name="P15" style:family="paragraph" style:parent-style-name="Text_20_body">
      <style:paragraph-properties fo:margin-top="0cm" fo:margin-bottom="0cm" loext:contextual-spacing="false"/>
      <style:text-properties style:font-name="Arial1" fo:font-size="14pt" officeooo:paragraph-rsid="000416ca" style:font-size-asian="14pt" style:font-size-complex="14pt"/>
    </style:style>
    <style:style style:name="P16" style:family="paragraph" style:parent-style-name="Text_20_body">
      <style:paragraph-properties fo:margin-top="0cm" fo:margin-bottom="0cm" loext:contextual-spacing="false"/>
      <style:text-properties officeooo:paragraph-rsid="000416ca"/>
    </style:style>
    <style:style style:name="T1" style:family="text">
      <style:text-properties style:font-name="Arial" fo:font-size="14pt" style:font-size-asian="14pt" style:font-size-complex="14pt"/>
    </style:style>
    <style:style style:name="T2" style:family="text">
      <style:text-properties style:font-name="Arial" fo:font-size="14pt" fo:font-weight="bold" style:font-size-asian="14pt" style:font-weight-asian="bold" style:font-size-complex="14pt" style:font-weight-complex="bold"/>
    </style:style>
    <style:style style:name="T3" style:family="text">
      <style:text-properties fo:color="#000000" style:font-name="Times New Roman" fo:font-size="14pt" style:font-size-asian="14pt"/>
    </style:style>
    <style:style style:name="T4" style:family="text">
      <style:text-properties fo:color="#000000" fo:font-size="14pt" style:font-size-asian="14pt"/>
    </style:style>
    <style:style style:name="T5" style:family="text">
      <style:text-properties fo:color="#000000" style:font-name="Arial1"/>
    </style:style>
    <style:style style:name="T6" style:family="text">
      <style:text-properties fo:color="#000000" style:font-name="Arial1" fo:font-size="14pt" style:font-size-asian="14pt"/>
    </style:style>
    <style:style style:name="T7" style:family="text">
      <style:text-properties fo:color="#000000" style:font-name="Arial1" fo:font-size="14pt" style:font-size-asian="14pt" style:font-size-complex="14pt"/>
    </style:style>
    <style:style style:name="T8" style:family="text">
      <style:text-properties fo:font-size="14pt" style:font-size-asian="14pt" style:font-size-complex="14pt"/>
    </style:style>
    <style:style style:name="T9" style:family="text">
      <style:text-properties fo:font-size="14pt" officeooo:rsid="000416ca" style:font-size-asian="14pt" style:font-size-complex="14pt"/>
    </style:style>
    <style:style style:name="T10" style:family="text">
      <style:text-properties fo:font-size="14pt" fo:font-weight="bold" style:font-size-asian="14pt" style:font-weight-asian="bold" style:font-size-complex="14pt" style:font-weight-complex="bold"/>
    </style:style>
    <style:style style:name="T11" style:family="text">
      <style:text-properties style:font-name="Arial1"/>
    </style:style>
    <style:style style:name="T12" style:family="text">
      <style:text-properties style:font-name="Arial1" fo:font-size="14pt" style:font-size-asian="14pt" style:font-size-complex="14pt"/>
    </style:style>
    <style:style style:name="T13" style:family="text">
      <style:text-properties style:font-name="Arial1" fo:font-size="14pt" officeooo:rsid="000416ca" style:font-size-asian="14pt" style:font-size-complex="14pt"/>
    </style:style>
    <style:style style:name="T14" style:family="text">
      <style:text-properties style:font-name="Arial1" fo:font-size="14pt" fo:font-weight="bold" style:font-size-asian="14pt" style:font-weight-asian="bold" style:font-size-complex="14pt" style:font-weight-complex="bold"/>
    </style:style>
    <style:style style:name="T15" style:family="text">
      <style:text-properties style:font-name="Arial1" fo:font-weight="bold" style:font-weight-asian="bold" style:font-weight-complex="bold"/>
    </style:style>
    <style:style style:name="T16" style:family="text">
      <style:text-properties style:font-name="Arial1" officeooo:rsid="000416ca"/>
    </style:style>
    <style:style style:name="T17" style:family="text">
      <style:text-properties officeooo:rsid="000416ca"/>
    </style:style>
    <style:style style:name="T18" style:family="text">
      <style:text-properties officeooo:rsid="000602f1"/>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22cm" fo:text-indent="-0.635cm" fo:margin-left="1.8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57cm" fo:text-indent="-0.635cm" fo:margin-left="2.4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92cm" fo:text-indent="-0.635cm" fo:margin-left="3.0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27cm" fo:text-indent="-0.635cm" fo:margin-left="3.7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62cm" fo:text-indent="-0.635cm" fo:margin-left="4.3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97cm" fo:text-indent="-0.635cm" fo:margin-left="4.9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32cm" fo:text-indent="-0.635cm" fo:margin-left="5.6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67cm" fo:text-indent="-0.635cm" fo:margin-left="6.2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02cm" fo:text-indent="-0.635cm" fo:margin-left="6.9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37cm" fo:text-indent="-0.635cm" fo:margin-left="7.5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2">Ein Elektromotorprüfstand in der HTL, von Prof. Christian Fischer, soll dahingehend verbessert werden, dass bestimmten Messfehlern entgegengewirkt wird, die Wirkungsgradmessung automatisiert wird, die Messergebnisse in einer Datenbank gespeichert und die verarbeiteten Messergebnisse grafisch dargestellt wird. <text:s/></text:span></text:span></text:p>
      <text:p text:style-name="P2"/>
      <text:p text:style-name="P4">// Was war mit dem 110 A Problem? Sind damit die LithiumBatterien gemeint?</text:p>
      <text:p text:style-name="P1"/>
      <text:p text:style-name="Standard"><text:span text:style-name="Default_20_Paragraph_20_Font"><text:span text:style-name="T12">Gemessen werden soll der Wirkungsgrad eines BLDC-Elektromotors bei verschiedenen Drehzahlen und Belastungsstufen. Diese Belastungsstufen werden durch eine Hysteresebremse simuliert.</text:span></text:span></text:p>
      <text:p text:style-name="Standard"><text:span text:style-name="Default_20_Paragraph_20_Font"><text:span text:style-name="T12">Der Wirkungsgrad ist die Ausgangsleistung des Motors / seine Eingangsleistung</text:span></text:span></text:p>
      <text:p text:style-name="P1"/>
      <text:p text:style-name="P1">Durch eine Tiefpassschaltung wird eine Mittelwertbildung an der Spannungsversorgung erreicht, die sonst durch ihre nichtlinearität das Messerbegnis vefälscht</text:p>
      <text:p text:style-name="P1"/>
      <text:p text:style-name="Standard"><text:span text:style-name="Default_20_Paragraph_20_Font"><text:span text:style-name="T12">Damit der Elektromotor nicht beschädigt wird soll der Raspberry PI automatisch den Motor ausschalten, sobald seine Belastung bzw. die Eingangsleistung in einen kritischen Bereich kommt.</text:span></text:span></text:p>
      <text:p text:style-name="P1"/>
      <text:p text:style-name="Standard"><text:span text:style-name="Default_20_Paragraph_20_Font"><text:span text:style-name="T14">//Die Automatische Verstellung des Bremssattels machen wir erst wenn die Messungen auch alle funktionieren. Sollen wir das in die Anmeldung dann rein schreiben? Oder weglassen und wenn wir noch Zeit haben das einfach dazu bauen?</text:span></text:span></text:p>
      <text:p text:style-name="P3"/>
      <text:p text:style-name="P3">//Motorstrom und -Temperaturschutz -&gt; das gleich wie Bremssattel ?</text:p>
      <text:p text:style-name="P1"/>
      <text:p text:style-name="P1"/>
      <text:p text:style-name="P1">Der Arduino:</text:p>
      <text:p text:style-name="P1">verarbeitet die Messergebnisse der Sensoren bzw. direkt am Arduino anliegende Signale und gibt sie dann an den Raspberry PI weiter.</text:p>
      <text:p text:style-name="P1"/>
      <text:p text:style-name="P1">Der Raspberry PI:</text:p>
      <text:p text:style-name="P1">betreibt eine Datenbank in der die Messergebnisse gespeichert werden.</text:p>
      <text:p text:style-name="P1">Von ihm aus gehen die Befehle zum Start der Messung, und Notausschaltung des Motors.</text:p>
      <text:p text:style-name="P1">Aus der Datenbank wird anschließend eine Grafik erstellt, die den Wirkungsgrad bei verschiedenen Drehzahlen darstellt.</text:p>
      <text:p text:style-name="P1"><text:s/></text:p>
      <text:p text:style-name="P1"/>
      <text:p text:style-name="P1"/>
      <text:p text:style-name="P1"/>
      <text:p text:style-name="P1"><text:soft-page-break/>Zielsetzung:</text:p>
      <text:p text:style-name="P1">Ziel ist es eine Messanlage für einen Motorprüfstand zu bauen, welcher den Wirkungsgrad </text:p>
      <text:p text:style-name="P1">bei verschiedenen Drehzahlen und Belastungen misst. Die Ergebnisse werden von einem Arduino </text:p>
      <text:p text:style-name="P1">verarbeitet und an einen Raspberry Pi geschickt, welcher sie in einer Datenbank speichert.</text:p>
      <text:p text:style-name="P1"/>
      <text:p text:style-name="P1">Eine Messanlage ist zwar schon vorhanden,jedoch erzielt diese nichtzureichend genaue </text:p>
      <text:p text:style-name="P1">Messergebnisse.</text:p>
      <text:p text:style-name="P1"/>
      <text:p text:style-name="P1"/>
      <text:p text:style-name="P1">Geplantes Ergebnis der Prüfungskandidatin/des Prüfungskandidaten:</text:p>
      <text:p text:style-name="P1">Es soll eine möglichst fehlerfreie Wirkungsgradmessung eines Elektromotors möglich sein und die </text:p>
      <text:p text:style-name="P1">Ergebnisse in einer Datenbank auf einem Raspberry Pi gespeichert werden.</text:p>
      <text:p text:style-name="P1"/>
      <text:p text:style-name="P1"/>
      <text:p text:style-name="P1">Wegen den Rechtlichen Regelungen:</text:p>
      <text:p text:style-name="P1"/>
      <text:p text:style-name="Standard"><text:span text:style-name="Default_20_Paragraph_20_Font"><text:span text:style-name="T12">Zitat von Günther Laner: "</text:span></text:span><text:span text:style-name="Default_20_Paragraph_20_Font"><text:span text:style-name="T7">Von uns aus gibt es keine speziellen Regelungen für die Diplomarbeiten, die mit der HTL zsammen stattfinden.</text:span></text:span><text:span text:style-name="T12"> </text:span><text:span text:style-name="Default_20_Paragraph_20_Font"><text:span text:style-name="T12">"</text:span></text:span></text:p>
      <text:p text:style-name="Standard"><text:span text:style-name="Default_20_Paragraph_20_Font"><text:span text:style-name="T12">Schreiben wir da einfach "Keine rechtlichen Regelungen" ?</text:span></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pan text:style-name="Default_20_Paragraph_20_Font"><text:span text:style-name="T12"/></text:span></text:p>
      <text:p text:style-name="Standard"><text:soft-page-break/><text:span text:style-name="Default_20_Paragraph_20_Font"><text:span text:style-name="T12"/></text:span></text:p>
      <text:p text:style-name="P5"><text:span text:style-name="Default_20_Paragraph_20_Font"><text:span text:style-name="T13">Simon Jehle: 180 Stunden</text:span></text:span></text:p>
      <text:p text:style-name="P15"><text:span text:style-name="Default_20_Paragraph_20_Font">Zeitplanung</text:span></text:p>
      <text:p text:style-name="P14">Programmierun<text:span text:style-name="T17">g Arduino, Programmierung Raspberry Pi (Datenbank)</text:span></text:p>
      <text:p text:style-name="P8">Kommunikation zwischen den beiden Embedded Systems</text:p>
      <text:p text:style-name="P7"/>
      <text:p text:style-name="P14">Patrick Krismer: 180 Stunden </text:p>
      <text:p text:style-name="P15">Zeitplanung, Dokumentation, Präsentation</text:p>
      <text:p text:style-name="P15"><text:span text:style-name="T17">Leistungsberechnungen, Messschaltungen (Tiefpassschaltung (mit Reset, Entladung des Kondensators)), Kommunikation Arduino-Waage</text:span></text:p>
      <text:p text:style-name="P16"><text:span text:style-name="Default_20_Paragraph_20_Font"><text:span text:style-name="T13"/></text:span></text:p>
      <text:p text:style-name="P16"><text:span text:style-name="Default_20_Paragraph_20_Font"><text:span text:style-name="T13"/></text:span></text:p>
      <text:p text:style-name="Standard"><text:span text:style-name="Default_20_Paragraph_20_Font"><text:span text:style-name="T12"/></text:span></text:p>
      <text:p text:style-name="P13"><text:span text:style-name="Default_20_Paragraph_20_Font"><text:span text:style-name="T12">1. Meilenstein: 24. September 2019</text:span></text:span></text:p>
      <text:p text:style-name="P10">Krismer -<text:span text:style-name="T18">&gt;</text:span> Leistungsberechnungen, <text:span text:style-name="T18">Schaltungslayout beginn</text:span></text:p>
      <text:p text:style-name="P12"><text:span text:style-name="T17"><text:s text:c="4"/>Jehle -&gt;</text:span> Programmierun<text:span text:style-name="T17">g Arduino</text:span></text:p>
      <text:p text:style-name="P11"/>
      <text:p text:style-name="P14">2. Meilenstein: 15. Oktober 2019</text:p>
      <text:p text:style-name="P9">Krismer -<text:span text:style-name="T18">&gt; Schaltungslayout simulation, Schaltungsaufbau testen beginn</text:span></text:p>
      <text:p text:style-name="P9"><text:s text:c="4"/>Jehle -&gt; Programmierung Arduino <text:span text:style-name="T18">fertig, Programmierun</text:span>g <text:span text:style-name="T18">Raspberry Pi <text:tab/><text:tab/>(Datenbank, Messsteuerung)</text:span></text:p>
      <text:p text:style-name="P9"/>
      <text:p text:style-name="P14">3. Meilenstein: 29. November 2019</text:p>
      <text:p text:style-name="P10">Krismer -&gt; <text:s/><text:span text:style-name="T18">Schaltungsaufbau testen</text:span></text:p>
      <text:p text:style-name="P10"><text:s text:c="4"/>Jehle -&gt;<text:span text:style-name="T18"> Programmierun</text:span>g <text:span text:style-name="T18">Raspberry Pi (Datenbank, Messsteuerung) fertig</text:span></text:p>
      <text:p text:style-name="P14"/>
      <text:p text:style-name="P14">4. Meilenstein: 15. Jänner 2020</text:p>
      <text:p text:style-name="P10">Krismer -&gt; Kommunikation Arduino-Waage, Dokumentation</text:p>
      <text:p text:style-name="P9"><text:s text:c="4"/>Jehle -<text:span text:style-name="T18">&gt;</text:span> Kommunikation zwischen den beiden Embedded Systems</text:p>
      <text:p text:style-name="P9"/>
      <text:p text:style-name="P14">5. Meilenstein: 28. Februar 2020</text:p>
      <text:p text:style-name="P9">Krismer -<text:span text:style-name="T18">&gt;</text:span> Dokumentation <text:span text:style-name="T18">fertig</text:span>, Präsentation</text:p>
      <text:p text:style-name="P9"><text:s text:c="4"/>Jehle -&gt; <text:span text:style-name="T18">Notausschaltung Mo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6.3$Linux_X86_64 LibreOffice_project/10$Build-3</meta:generator>
    <meta:initial-creator>Patrick Krismer</meta:initial-creator>
    <dc:creator>Pinky </dc:creator>
    <meta:creation-date>2019-07-11T14:17:00Z</meta:creation-date>
    <dc:date>2019-07-11T18:36:07.027795954</dc:date>
    <meta:editing-cycles>5</meta:editing-cycles>
    <meta:editing-duration>PT14M33S</meta:editing-duration>
    <meta:document-statistic meta:table-count="0" meta:image-count="0" meta:object-count="0" meta:page-count="3" meta:paragraph-count="49" meta:word-count="457" meta:character-count="3625" meta:non-whitespace-character-count="3185"/>
    <meta:template xlink:type="simple" xlink:actuate="onRequest" xlink:title="" xlink:href="Normal.dotm"/>
  </office:meta>
</office:document-meta>
</file>